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number-columns-repeated="98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Results appear below, starting on row 100</text:p>
          </table:table-cell>
          <table:table-cell table:number-columns-repeated="1023"/>
        </table:table-row>
        <table:table-row table:style-name="ro3" table:number-rows-repeated="52">
          <table:table-cell table:number-columns-repeated="1024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Top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[4-20]<text:span text:style-name="T1">²</text:span>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style-name="ce13" office:value-type="string" calcext:value-type="string">
            <text:p>Type(s)<text:span text:style-name="T1">³</text:span>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1: The Perfectionist, The Reformer</text:p>
          </table:table-cell>
          <table:table-cell table:style-name="ce32" table:formula="of:=SUM([.AI10];[.AI21];[.AI32];[.AI40])" office:value-type="float" office:value="0" calcext:value-type="float">
            <text:p>0</text:p>
          </table:table-cell>
          <table:table-cell table:style-name="ce35" table:formula="of:=([.B102]-4)*0.0625" office:value-type="percentage" office:value="-0.25" calcext:value-type="percentage">
            <text:p>-25%</text:p>
          </table:table-cell>
          <table:table-cell table:style-name="ce32" table:formula="of:=IF([.C102]&lt;=0.2;&quot;Very Low&quot;;IF([.C102]&lt;=0.36;&quot;Low&quot;;IF([.C102]&lt;=0.46;&quot;A Little Low&quot;;IF([.C102]&lt;=0.53;&quot;Average&quot;;IF([.C102]&lt;=0.63;&quot;A Little High&quot;;IF([.C102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2]/[.C111])" office:value-type="percentage" office:value="0.111111111111111" calcext:value-type="percentage">
            <text:p>11.11%</text:p>
          </table:table-cell>
          <table:table-cell table:style-name="ce41" table:formula="of:=IF(MAX([.B102:.B110])&lt;=[.B102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2: The Helper</text:p>
          </table:table-cell>
          <table:table-cell table:style-name="ce32" table:formula="of:=SUM([.AI14];[.AI19];[.AI29];[.AI35])" office:value-type="float" office:value="0" calcext:value-type="float">
            <text:p>0</text:p>
          </table:table-cell>
          <table:table-cell table:style-name="ce35" table:formula="of:=([.B103]-4)*0.0625" office:value-type="percentage" office:value="-0.25" calcext:value-type="percentage">
            <text:p>-25%</text:p>
          </table:table-cell>
          <table:table-cell table:style-name="ce32" table:formula="of:=IF([.C103]&lt;=0.2;&quot;Very Low&quot;;IF([.C103]&lt;=0.36;&quot;Low&quot;;IF([.C103]&lt;=0.46;&quot;A Little Low&quot;;IF([.C103]&lt;=0.53;&quot;Average&quot;;IF([.C103]&lt;=0.63;&quot;A Little High&quot;;IF([.C103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3]/[.C111])" office:value-type="percentage" office:value="0.111111111111111" calcext:value-type="percentage">
            <text:p>11.11%</text:p>
          </table:table-cell>
          <table:table-cell table:style-name="ce41" table:formula="of:=IF(MAX([.B102:.B110])&lt;=[.B103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3: The Achiever</text:p>
          </table:table-cell>
          <table:table-cell table:style-name="ce32" table:formula="of:=SUM([.AI8];[.AI17];[.AI25];[.AI33])" office:value-type="float" office:value="0" calcext:value-type="float">
            <text:p>0</text:p>
          </table:table-cell>
          <table:table-cell table:style-name="ce35" table:formula="of:=([.B104]-4)*0.0625" office:value-type="percentage" office:value="-0.25" calcext:value-type="percentage">
            <text:p>-25%</text:p>
          </table:table-cell>
          <table:table-cell table:style-name="ce32" table:formula="of:=IF([.C104]&lt;=0.2;&quot;Very Low&quot;;IF([.C104]&lt;=0.36;&quot;Low&quot;;IF([.C104]&lt;=0.46;&quot;A Little Low&quot;;IF([.C104]&lt;=0.53;&quot;Average&quot;;IF([.C104]&lt;=0.63;&quot;A Little High&quot;;IF([.C104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4]/[.C111])" office:value-type="percentage" office:value="0.111111111111111" calcext:value-type="percentage">
            <text:p>11.11%</text:p>
          </table:table-cell>
          <table:table-cell table:style-name="ce41" table:formula="of:=IF(MAX([.B102:.B110])&lt;=[.B104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4: The Romantic, The Individualist</text:p>
          </table:table-cell>
          <table:table-cell table:style-name="ce32" table:formula="of:=SUM([.AI6];[.AI16];[.AI27];[.AI36])" office:value-type="float" office:value="0" calcext:value-type="float">
            <text:p>0</text:p>
          </table:table-cell>
          <table:table-cell table:style-name="ce35" table:formula="of:=([.B105]-4)*0.0625" office:value-type="percentage" office:value="-0.25" calcext:value-type="percentage">
            <text:p>-25%</text:p>
          </table:table-cell>
          <table:table-cell table:style-name="ce32" table:formula="of:=IF([.C105]&lt;=0.2;&quot;Very Low&quot;;IF([.C105]&lt;=0.36;&quot;Low&quot;;IF([.C105]&lt;=0.46;&quot;A Little Low&quot;;IF([.C105]&lt;=0.53;&quot;Average&quot;;IF([.C105]&lt;=0.63;&quot;A Little High&quot;;IF([.C105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5]/[.C111])" office:value-type="percentage" office:value="0.111111111111111" calcext:value-type="percentage">
            <text:p>11.11%</text:p>
          </table:table-cell>
          <table:table-cell table:style-name="ce41" table:formula="of:=IF(MAX([.B102:.B110])&lt;=[.B105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5: The Observer, The Investigator</text:p>
          </table:table-cell>
          <table:table-cell table:style-name="ce32" table:formula="of:=SUM([.AI5];[.AI13];[.AI23];[.AI31])" office:value-type="float" office:value="0" calcext:value-type="float">
            <text:p>0</text:p>
          </table:table-cell>
          <table:table-cell table:style-name="ce35" table:formula="of:=([.B106]-4)*0.0625" office:value-type="percentage" office:value="-0.25" calcext:value-type="percentage">
            <text:p>-25%</text:p>
          </table:table-cell>
          <table:table-cell table:style-name="ce32" table:formula="of:=IF([.C106]&lt;=0.2;&quot;Very Low&quot;;IF([.C106]&lt;=0.36;&quot;Low&quot;;IF([.C106]&lt;=0.46;&quot;A Little Low&quot;;IF([.C106]&lt;=0.53;&quot;Average&quot;;IF([.C106]&lt;=0.63;&quot;A Little High&quot;;IF([.C106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6]/[.C111])" office:value-type="percentage" office:value="0.111111111111111" calcext:value-type="percentage">
            <text:p>11.11%</text:p>
          </table:table-cell>
          <table:table-cell table:style-name="ce41" table:formula="of:=IF(MAX([.B102:.B110])&lt;=[.B106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6: The Questioner, The Loyalist</text:p>
          </table:table-cell>
          <table:table-cell table:style-name="ce32" table:formula="of:=SUM([.AI9];[.AI20];[.AI26];[.AI38])" office:value-type="float" office:value="0" calcext:value-type="float">
            <text:p>0</text:p>
          </table:table-cell>
          <table:table-cell table:style-name="ce35" table:formula="of:=([.B107]-4)*0.0625" office:value-type="percentage" office:value="-0.25" calcext:value-type="percentage">
            <text:p>-25%</text:p>
          </table:table-cell>
          <table:table-cell table:style-name="ce32" table:formula="of:=IF([.C107]&lt;=0.2;&quot;Very Low&quot;;IF([.C107]&lt;=0.36;&quot;Low&quot;;IF([.C107]&lt;=0.46;&quot;A Little Low&quot;;IF([.C107]&lt;=0.53;&quot;Average&quot;;IF([.C107]&lt;=0.63;&quot;A Little High&quot;;IF([.C107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7]/[.C111])" office:value-type="percentage" office:value="0.111111111111111" calcext:value-type="percentage">
            <text:p>11.11%</text:p>
          </table:table-cell>
          <table:table-cell table:style-name="ce41" table:formula="of:=IF(MAX([.B102:.B110])&lt;=[.B107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7: The Adventurer, The Enthusiast</text:p>
          </table:table-cell>
          <table:table-cell table:style-name="ce32" table:formula="of:=SUM([.AI7];[.AI15];[.AI22];[.AI34])" office:value-type="float" office:value="0" calcext:value-type="float">
            <text:p>0</text:p>
          </table:table-cell>
          <table:table-cell table:style-name="ce35" table:formula="of:=([.B108]-4)*0.0625" office:value-type="percentage" office:value="-0.25" calcext:value-type="percentage">
            <text:p>-25%</text:p>
          </table:table-cell>
          <table:table-cell table:style-name="ce32" table:formula="of:=IF([.C108]&lt;=0.2;&quot;Very Low&quot;;IF([.C108]&lt;=0.36;&quot;Low&quot;;IF([.C108]&lt;=0.46;&quot;A Little Low&quot;;IF([.C108]&lt;=0.53;&quot;Average&quot;;IF([.C108]&lt;=0.63;&quot;A Little High&quot;;IF([.C108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8]/[.C111])" office:value-type="percentage" office:value="0.111111111111111" calcext:value-type="percentage">
            <text:p>11.11%</text:p>
          </table:table-cell>
          <table:table-cell table:style-name="ce41" table:formula="of:=IF(MAX([.B102:.B110])&lt;=[.B108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8: The Asserter, The Challenger</text:p>
          </table:table-cell>
          <table:table-cell table:style-name="ce32" table:formula="of:=SUM([.AI11];[.AI18];[.AI28];[.AI37])" office:value-type="float" office:value="0" calcext:value-type="float">
            <text:p>0</text:p>
          </table:table-cell>
          <table:table-cell table:style-name="ce35" table:formula="of:=([.B109]-4)*0.0625" office:value-type="percentage" office:value="-0.25" calcext:value-type="percentage">
            <text:p>-25%</text:p>
          </table:table-cell>
          <table:table-cell table:style-name="ce32" table:formula="of:=IF([.C109]&lt;=0.2;&quot;Very Low&quot;;IF([.C109]&lt;=0.36;&quot;Low&quot;;IF([.C109]&lt;=0.46;&quot;A Little Low&quot;;IF([.C109]&lt;=0.53;&quot;Average&quot;;IF([.C109]&lt;=0.63;&quot;A Little High&quot;;IF([.C109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9]/[.C111])" office:value-type="percentage" office:value="0.111111111111111" calcext:value-type="percentage">
            <text:p>11.11%</text:p>
          </table:table-cell>
          <table:table-cell table:style-name="ce41" table:formula="of:=IF(MAX([.B102:.B110])&lt;=[.B109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9: The Peacemaker</text:p>
          </table:table-cell>
          <table:table-cell table:style-name="ce42" table:formula="of:=SUM([.AI12];[.AI24];[.AI30];[.AI39])" office:value-type="float" office:value="0" calcext:value-type="float">
            <text:p>0</text:p>
          </table:table-cell>
          <table:table-cell table:style-name="ce36" table:formula="of:=([.B110]-4)*0.0625" office:value-type="percentage" office:value="-0.25" calcext:value-type="percentage">
            <text:p>-25%</text:p>
          </table:table-cell>
          <table:table-cell table:style-name="ce42" table:formula="of:=IF([.C110]&lt;=0.2;&quot;Very Low&quot;;IF([.C110]&lt;=0.36;&quot;Low&quot;;IF([.C110]&lt;=0.46;&quot;A Little Low&quot;;IF([.C110]&lt;=0.53;&quot;Average&quot;;IF([.C110]&lt;=0.63;&quot;A Little High&quot;;IF([.C110]&lt;=0.79;&quot;High&quot;;&quot;Very High&quot;))))))" office:value-type="string" office:string-value="Very Low" calcext:value-type="string">
            <text:p>Very Low</text:p>
          </table:table-cell>
          <table:table-cell table:style-name="ce40" table:formula="of:=([.C110]/[.C111])" office:value-type="percentage" office:value="0.111111111111111" calcext:value-type="percentage">
            <text:p>11.11%</text:p>
          </table:table-cell>
          <table:table-cell table:style-name="ce41" table:formula="of:=IF(MAX([.B106:.B114])&lt;=[.B110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Totals</text:p>
          </table:table-cell>
          <table:table-cell table:style-name="ce34"/>
          <table:table-cell table:style-name="ce37" table:formula="of:=SUM([.C102:.C110])" office:value-type="percentage" office:value="-2.25" calcext:value-type="percentage">
            <text:p>-225%</text:p>
          </table:table-cell>
          <table:table-cell table:style-name="ce38"/>
          <table:table-cell table:style-name="ce41" table:formula="of:=SUM([.E102:.E110])" office:value-type="percentage" office:value="1" calcext:value-type="percentage">
            <text:p>100.00%</text:p>
          </table:table-cell>
          <table:table-cell table:style-name="ce34"/>
          <table:table-cell table:style-name="ce43"/>
          <table:table-cell table:number-columns-repeated="2"/>
          <table:table-cell table:style-name="ce43" table:number-columns-repeated="25"/>
          <table:table-cell table:style-name="ce44"/>
          <table:table-cell table:style-name="ce43"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25" office:value-type="string" calcext:value-type="string" table:number-columns-spanned="6" table:number-rows-spanned="1">
            <text:p>¹ Type names come from the books <text:span text:style-name="T2">The Enneagram Made Easy</text:span> and <text:span text:style-name="T2">The Wisdom of the Enneagram.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26" office:value-type="string" calcext:value-type="string" table:number-columns-spanned="6" table:number-rows-spanned="1">
            <text:p><text:span text:style-name="T3">² With (36/9)=4 </text:span><text:span text:style-name="T4">items </text:span><text:span text:style-name="T4">for each type, the Lowest </text:span><text:span text:style-name="T4">possible </text:span><text:span text:style-name="T4">Raw Score is </text:span><text:span text:style-name="T4">(4*1)=</text:span>4, and the Highest possible Raw Score is (4*5)=20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26" office:value-type="string" calcext:value-type="string" table:number-columns-spanned="6" table:number-rows-spanned="1">
            <text:p><text:span text:style-name="T5">³ With just four items per type, a tie is possible.  To break a tie, </text:span><text:span text:style-name="T6">refine your answers or </text:span>find a questionnaire with more items.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3:18:49.290181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4:45:00.538740665</dc:date>
    <meta:editing-duration>P6DT21H59M23S</meta:editing-duration>
    <meta:editing-cycles>46</meta:editing-cycles>
    <meta:generator>LibreOffice/6.4.7.2$Linux_X86_64 LibreOffice_project/40$Build-2</meta:generator>
    <meta:document-statistic meta:table-count="1" meta:cell-count="236" meta:object-count="0"/>
  </office:meta>
</office:document-meta>
</file>